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9" style:parent-style-name="DefaultParagraphFont" style:family="text">
      <style:text-properties style:font-name="Times New Roman" style:font-name-asian="Times New Roman" style:font-name-complex="Times New Roman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his is text.</text:p>
      <text:p text:style-name="Normal"/>
      <text:p text:style-name="Normal">This is a<text:s/><text:a xlink:href="https://github.com/aaronshaf/docx-viewer" office:target-frame-name="_top" xlink:show="replace"><text:span text:style-name="Hyperlink">link</text:span></text:a>.</text:p>
      <text:p text:style-name="Normal"/>
      <text:p text:style-name="Normal"><text:span text:style-name="T9"><draw:frame draw:style-name="a1" draw:name="Picture 1" text:anchor-type="as-char" svg:x="0in" svg:y="0in" svg:width="6.5in" svg:height="4.33611in" style:rel-width="scale" style:rel-height="scale"><draw:image xlink:href="media/image1.jpeg" xlink:type="simple" xlink:show="embed" xlink:actuate="onLoad"/><svg:title/><svg:desc>desk globe on table</svg:desc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DefaultParagraphFont" style:family="text">
      <style:text-properties style:language-asian="zh" style:country-asian="CN"/>
    </style:style>
    <style:style style:name="P3" style:parent-style-name="Header" style:family="paragraph">
      <style:paragraph-properties fo:text-align="center">
        <style:tab-stops/>
      </style:paragraph-properties>
    </style:style>
    <style:style style:name="T4" style:parent-style-name="DefaultParagraphFont" style:family="text">
      <style:text-properties fo:text-transform="uppercase" fo:color="#FFFFFF"/>
    </style:style>
    <style:style style:name="P5" style:parent-style-name="Footer" style:family="paragraph">
      <style:paragraph-properties fo:text-align="end">
        <style:tab-stops/>
      </style:paragraph-properties>
    </style:style>
    <style:style style:name="T6" style:parent-style-name="DefaultParagraphFont" style:family="text">
      <style:text-properties fo:color="#595959" fo:font-size="9pt" style:font-size-asian="9pt" style:font-size-complex="9pt"/>
    </style:style>
    <style:style style:name="T7" style:parent-style-name="DefaultParagraphFont" style:family="text">
      <style:text-properties fo:color="#595959" fo:font-size="9pt" style:font-size-asian="9pt" style:font-size-complex="9pt"/>
    </style:style>
    <style:style style:name="P8" style:parent-style-name="Footer" style:family="paragraph">
      <style:paragraph-properties fo:text-align="end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4472c4" draw:opacity="100%" draw:stroke="non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Header"><text:span text:style-name="T2"><draw:custom-shape svg:x="0in" svg:y="0in" svg:width="6.50694in" svg:height="0.29514in" draw:z-index="251659264" draw:id="id0" draw:style-name="a0" draw:name="Rectangle 197" text:anchor-type="paragraph"><svg:title/><svg:desc/><text:p text:style-name="P3"><text:span text:style-name="T4">Document Title</text:span></text:p><draw:enhanced-geometry draw:type="non-primitive" svg:viewBox="0 0 21600 21600" draw:enhanced-path="M 0 0 L 21600 0 21600 21600 0 21600 Z N"/></draw:custom-shape></text:span></text:p>
      </style:header>
      <style:footer>
        <text:p text:style-name="P5"><text:span text:style-name="T6"><text:s/></text:span><text:span text:style-name="T7">John Doe</text:span></text:p>
        <text:p text:style-name="P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cument Title</dc:title>
    <dc:description/>
    <dc:subject/>
    <meta:initial-creator>John Doe</meta:initial-creator>
    <dc:creator>Aaron Shafovaloff</dc:creator>
    <meta:creation-date>2020-06-24T02:30:00Z</meta:creation-date>
    <dc:date>2020-06-24T02:30:00Z</dc:date>
    <meta:template xlink:href="Normal.dotm" xlink:type="simple"/>
    <meta:editing-cycles>2</meta:editing-cycles>
    <meta:editing-duration>PT0S</meta:editing-duration>
    <meta:document-statistic meta:page-count="1" meta:paragraph-count="1" meta:word-count="40" meta:character-count="267" meta:row-count="1" meta:non-whitespace-character-count="228"/>
  </office:meta>
</office:document-meta>
</file>